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65e7a" officeooo:paragraph-rsid="00065e7a"/>
    </style:style>
    <style:style style:name="P2" style:family="paragraph" style:parent-style-name="Standard">
      <style:paragraph-properties fo:text-align="center" style:justify-single-word="false"/>
      <style:text-properties officeooo:rsid="00065e7a" officeooo:paragraph-rsid="00065e7a"/>
    </style:style>
    <style:style style:name="P3" style:family="paragraph" style:parent-style-name="Standard">
      <style:text-properties officeooo:rsid="00065e7a" officeooo:paragraph-rsid="00098007"/>
    </style:style>
    <style:style style:name="P4" style:family="paragraph" style:parent-style-name="Standard">
      <style:text-properties officeooo:rsid="00065e7a" officeooo:paragraph-rsid="000a0c2e"/>
    </style:style>
    <style:style style:name="P5" style:family="paragraph" style:parent-style-name="Standard">
      <style:text-properties fo:font-style="italic" officeooo:rsid="00065e7a" officeooo:paragraph-rsid="00065e7a" style:font-style-asian="italic" style:font-style-complex="italic"/>
    </style:style>
    <style:style style:name="P6" style:family="paragraph" style:parent-style-name="Standard">
      <style:text-properties officeooo:rsid="000a0c2e" officeooo:paragraph-rsid="000a0c2e"/>
    </style:style>
    <style:style style:name="P7" style:family="paragraph" style:parent-style-name="Standard">
      <style:text-properties officeooo:rsid="000a681c" officeooo:paragraph-rsid="000a0c2e"/>
    </style:style>
    <style:style style:name="P8" style:family="paragraph" style:parent-style-name="Standard">
      <style:text-properties officeooo:rsid="000a681c" officeooo:paragraph-rsid="000a681c"/>
    </style:style>
    <style:style style:name="P9" style:family="paragraph" style:parent-style-name="Standard">
      <style:text-properties officeooo:rsid="000b7b0c" officeooo:paragraph-rsid="000b7b0c"/>
    </style:style>
    <style:style style:name="P10" style:family="paragraph" style:parent-style-name="Standard">
      <style:text-properties officeooo:rsid="000d1285" officeooo:paragraph-rsid="000d1285"/>
    </style:style>
    <style:style style:name="P11" style:family="paragraph" style:parent-style-name="Standard">
      <style:text-properties officeooo:rsid="00098007" officeooo:paragraph-rsid="00098007"/>
    </style:style>
    <style:style style:name="P12" style:family="paragraph" style:parent-style-name="Heading_20_3">
      <style:paragraph-properties fo:break-before="page"/>
    </style:style>
    <style:style style:name="T1" style:family="text">
      <style:text-properties officeooo:rsid="00065e7a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07be3f"/>
    </style:style>
    <style:style style:name="T4" style:family="text">
      <style:text-properties style:text-position="sub 58%" officeooo:rsid="00098007"/>
    </style:style>
    <style:style style:name="T5" style:family="text">
      <style:text-properties style:text-position="sub 58%" officeooo:rsid="000d1285"/>
    </style:style>
    <style:style style:name="T6" style:family="text">
      <style:text-properties style:text-position="sub 58%" officeooo:rsid="000ec5ea"/>
    </style:style>
    <style:style style:name="T7" style:family="text">
      <style:text-properties officeooo:rsid="0007be3f"/>
    </style:style>
    <style:style style:name="T8" style:family="text">
      <style:text-properties style:text-position="super 58%"/>
    </style:style>
    <style:style style:name="T9" style:family="text">
      <style:text-properties style:text-position="super 58%" officeooo:rsid="0007be3f"/>
    </style:style>
    <style:style style:name="T10" style:family="text">
      <style:text-properties style:text-position="super 58%" officeooo:rsid="00098007"/>
    </style:style>
    <style:style style:name="T11" style:family="text">
      <style:text-properties officeooo:rsid="00098007"/>
    </style:style>
    <style:style style:name="T12" style:family="text">
      <style:text-properties officeooo:rsid="000a0c2e"/>
    </style:style>
    <style:style style:name="T13" style:family="text">
      <style:text-properties officeooo:rsid="000a681c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officeooo:rsid="000b7b0c"/>
    </style:style>
    <style:style style:name="T16" style:family="text">
      <style:text-properties officeooo:rsid="000e827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Univalent Involution<text:span text:style-name="T1">s</text:span></text:p>
      <text:p text:style-name="P2">by Sven Nilsen, 2021</text:p>
      <text:p text:style-name="P1"/>
      <text:p text:style-name="P5">In this paper I prove that isomorphisms are isomorphic to <text:span text:style-name="T12">Univalent I</text:span>nvolutions.</text:p>
      <text:p text:style-name="P1"/>
      <text:p text:style-name="P1">An isomorphism<text:span text:style-name="T8"><text:reference-ref text:reference-format="text" text:ref-name="isomorphism">[1]</text:reference-ref></text:span> from a Category<text:span text:style-name="T8"><text:reference-ref text:reference-format="text" text:ref-name="category">[2]</text:reference-ref></text:span> theoretic view is a morphism `f` with an inverse `g` such that:</text:p>
      <text:p text:style-name="P1"/>
      <text:p text:style-name="P1"><text:tab/>f · g &lt;=&gt; id<text:span text:style-name="T5">B</text:span></text:p>
      <text:p text:style-name="P1"><text:tab/>g · f &lt;=&gt; id<text:span text:style-name="T5">A</text:span></text:p>
      <text:p text:style-name="P1"/>
      <text:p text:style-name="P1"><text:tab/>f : A → B</text:p>
      <text:p text:style-name="P1"><text:tab/>g : B → A</text:p>
      <text:p text:style-name="P1"/>
      <text:p text:style-name="P1">An involution<text:span text:style-name="T8"><text:reference-ref text:reference-format="text" text:ref-name="involution">[3]</text:reference-ref></text:span> is a morphism `h` such that:</text:p>
      <text:p text:style-name="P1"/>
      <text:p text:style-name="P1"><text:tab/>h · h &lt;=&gt; id<text:span text:style-name="T2">T</text:span></text:p>
      <text:p text:style-name="P1"/>
      <text:p text:style-name="P1"><text:tab/>h : T → T</text:p>
      <text:p text:style-name="P1"/>
      <text:p text:style-name="P1">Every involution is an isomorphism, but not every isomorphism is an involution.</text:p>
      <text:p text:style-name="P1"/>
      <text:p text:style-name="P1">It turns out that every isomorphism can be turned into a Univalent Involution:</text:p>
      <text:p text:style-name="P3"/>
      <text:p text:style-name="P3"><text:tab/><text:span text:style-name="T11">h := \(x : T) = if let some(a) = h’</text:span><text:span text:style-name="T4">A</text:span><text:span text:style-name="T10">-1</text:span><text:span text:style-name="T11">(x) { h’</text:span><text:span text:style-name="T4">B</text:span><text:span text:style-name="T11">(f(a)) }</text:span></text:p>
      <text:p text:style-name="P3"><text:span text:style-name="T11"><text:tab/><text:tab/><text:tab/>else if let some(b) = h’</text:span><text:span text:style-name="T6">B</text:span><text:span text:style-name="T10">-1</text:span><text:span text:style-name="T11">(x) { h’</text:span><text:span text:style-name="T4">A</text:span><text:span text:style-name="T11">(g(b)) }</text:span></text:p>
      <text:p text:style-name="P11"><text:tab/><text:tab/><text:tab/>else { unreachable!() }</text:p>
      <text:p text:style-name="P3"/>
      <text:p text:style-name="P1"><text:tab/><text:span text:style-name="T7">T := A | B<text:tab/><text:tab/><text:tab/>`T` is the sum type of `A` and `B`</text:span></text:p>
      <text:p text:style-name="P1"><text:tab/><text:span text:style-name="T7">h’</text:span><text:span text:style-name="T3">A</text:span><text:span text:style-name="T7"> : A → T<text:tab/><text:tab/><text:tab/>Lifts `A` into `T`</text:span></text:p>
      <text:p text:style-name="P1"><text:tab/><text:span text:style-name="T7">h’</text:span><text:span text:style-name="T3">B</text:span><text:span text:style-name="T7"> : B → T<text:tab/><text:tab/><text:tab/>Lifts `B` into `T`</text:span></text:p>
      <text:p text:style-name="P1"><text:tab/><text:span text:style-name="T7">h’</text:span><text:span text:style-name="T3">A</text:span><text:span text:style-name="T9">-1</text:span><text:span text:style-name="T7"> : T → opt[A]<text:tab/><text:tab/>Takes `A` out of some `T`</text:span></text:p>
      <text:p text:style-name="P1"><text:tab/><text:span text:style-name="T7">h’</text:span><text:span text:style-name="T3">B</text:span><text:span text:style-name="T9">-1</text:span><text:span text:style-name="T7"> : T → opt[B]<text:tab/><text:tab/>Takes `B` out of some `T`</text:span></text:p>
      <text:p text:style-name="P4"/>
      <text:p text:style-name="P6">The univalent involution `h` has the following normal paths <text:span text:style-name="T16">(where `opt` is used as a functor)</text:span>:</text:p>
      <text:p text:style-name="P1"/>
      <text:p text:style-name="P1"><text:tab/><text:span text:style-name="T7">h[h’</text:span><text:span text:style-name="T3">A</text:span><text:span text:style-name="T9">-1</text:span><text:span text:style-name="T7"> → h’</text:span><text:span text:style-name="T3">B</text:span><text:span text:style-name="T9">-1</text:span><text:span text:style-name="T7">] &lt;=&gt; opt(f)</text:span></text:p>
      <text:p text:style-name="P1"><text:tab/><text:span text:style-name="T7">h[h’</text:span><text:span text:style-name="T3">B</text:span><text:span text:style-name="T9">-1</text:span><text:span text:style-name="T7"> → h’</text:span><text:span text:style-name="T3">A</text:span><text:span text:style-name="T9">-1</text:span><text:span text:style-name="T7">] &lt;=&gt; opt(g)</text:span></text:p>
      <text:p text:style-name="P4"/>
      <text:p text:style-name="P4">A Univalent Involution differs from ordinary involutions by the property it can be turned <text:span text:style-name="T13">back</text:span> into a heterogenous isomorphism, <text:span text:style-name="T7">kind of like a tuple `(a, b)` can be turned into `a` and `b`:</text:span></text:p>
      <text:p text:style-name="P4"/>
      <text:p text:style-name="P4"><text:tab/><text:span text:style-name="T12">h.0 &lt;=&gt; f</text:span></text:p>
      <text:p text:style-name="P4"><text:tab/><text:span text:style-name="T12">h.1 &lt;=&gt; g</text:span></text:p>
      <text:p text:style-name="P4"/>
      <text:p text:style-name="P6">Since equality in <text:span text:style-name="T13">Intuitionistic</text:span> <text:span text:style-name="T13">L</text:span>ogic<text:span text:style-name="T8"><text:reference-ref text:reference-format="text" text:ref-name="intuitionistic logic">[4]</text:reference-ref></text:span> <text:span text:style-name="T15">using types</text:span> is a tuple `(f, g)`,<text:line-break/>this particular form of involution is thought to be univalent<text:span text:style-name="T8"><text:reference-ref text:reference-format="text" text:ref-name="homotopy type theory">[5]</text:reference-ref></text:span>.</text:p>
      <text:h text:style-name="P12" text:outline-level="3">References:</text:h>
      <text:p text:style-name="P7"/>
      <text:p text:style-name="P8"><text:reference-mark-start text:name="isomorphism"/>[1]<text:reference-mark-end text:name="isomorphism"/><text:tab/>“Isomorphism”</text:p>
      <text:p text:style-name="P8"><text:tab/>Wikipedia</text:p>
      <text:p text:style-name="P8"><text:tab/><text:a xlink:type="simple" xlink:href="https://en.wikipedia.org/wiki/Isomorphism" text:style-name="Internet_20_link" text:visited-style-name="Visited_20_Internet_20_Link"><text:span text:style-name="T14">https://en.wikipedia.org/wiki/Isomorphism</text:span></text:a></text:p>
      <text:p text:style-name="P8"/>
      <text:p text:style-name="P8"><text:reference-mark-start text:name="category"/>[2]<text:reference-mark-end text:name="category"/><text:tab/>“Category (mathematics)”</text:p>
      <text:p text:style-name="P8"><text:tab/>Wikipedia</text:p>
      <text:p text:style-name="P8"><text:tab/><text:a xlink:type="simple" xlink:href="https://en.wikipedia.org/wiki/Category_(mathematics" text:style-name="Internet_20_link" text:visited-style-name="Visited_20_Internet_20_Link"><text:span text:style-name="T14">https://en.wikipedia.org/wiki/Category_(mathematics</text:span></text:a><text:span text:style-name="T14">)</text:span></text:p>
      <text:p text:style-name="P8"/>
      <text:p text:style-name="P8"><text:reference-mark-start text:name="involution"/>[3]<text:reference-mark-end text:name="involution"/><text:tab/>“Involution (mathematics)”</text:p>
      <text:p text:style-name="P8"><text:tab/>Wikipedia</text:p>
      <text:p text:style-name="P8"><text:tab/><text:a xlink:type="simple" xlink:href="https://en.wikipedia.org/wiki/Involution_(mathematics" text:style-name="Internet_20_link" text:visited-style-name="Visited_20_Internet_20_Link"><text:span text:style-name="T14">https://en.wikipedia.org/wiki/Involution_(mathematics</text:span></text:a><text:span text:style-name="T14">)</text:span></text:p>
      <text:p text:style-name="P8"/>
      <text:p text:style-name="P9"><text:reference-mark-start text:name="intuitionistic logic"/>[4]<text:reference-mark-end text:name="intuitionistic logic"/><text:tab/>“Intuitionistic logic”</text:p>
      <text:p text:style-name="P9"><text:tab/>Wikipedia</text:p>
      <text:p text:style-name="P9"><text:tab/><text:a xlink:type="simple" xlink:href="https://en.wikipedia.org/wiki/Intuitionistic_logic" text:style-name="Internet_20_link" text:visited-style-name="Visited_20_Internet_20_Link"><text:span text:style-name="T14">https://en.wikipedia.org/wiki/Intuitionistic_logic</text:span></text:a></text:p>
      <text:p text:style-name="P9"/>
      <text:p text:style-name="P10"><text:reference-mark-start text:name="homotopy type theory"/>[5]<text:reference-mark-end text:name="homotopy type theory"/><text:tab/>“Homotopy type theory”</text:p>
      <text:p text:style-name="P10"><text:tab/>Wikipedia</text:p>
      <text:p text:style-name="P10"><text:tab/><text:a xlink:type="simple" xlink:href="https://en.wikipedia.org/wiki/Homotopy_type_theory" text:style-name="Internet_20_link" text:visited-style-name="Visited_20_Internet_20_Link"><text:span text:style-name="T14">https://en.wikipedia.org/wiki/Homotopy_type_theory</text:span></text:a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3T18:45:45.883415000</meta:creation-date>
    <dc:date>2021-08-06T21:37:56.052860000</dc:date>
    <meta:editing-duration>PT4M50S</meta:editing-duration>
    <meta:editing-cycles>3</meta:editing-cycles>
    <meta:generator>LibreOffice/5.1.2.2$MacOSX_X86_64 LibreOffice_project/d3bf12ecb743fc0d20e0be0c58ca359301eb705f</meta:generator>
    <meta:document-statistic meta:table-count="0" meta:image-count="0" meta:object-count="0" meta:page-count="2" meta:paragraph-count="44" meta:word-count="292" meta:character-count="1770" meta:non-whitespace-character-count="1482"/>
  </office:meta>
</office:document-meta>
</file>